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 Marking</text:p>
          </table:table-cell>
          <table:table-cell table:style-name="ce1" office:value-type="string" calcext:value-type="string">
            <text:p>Part Number/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eramic P2.0mm</text:p>
          </table:table-cell>
          <table:table-cell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eramic P2.0mm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eramic P2.0mm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222K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682J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Electrolytic D8.0mm P4.0mm</text:p>
          </table:table-cell>
          <table:table-cell office:value-type="string" calcext:value-type="string">
            <text:p>220u / 16V / 8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Electrolytic D8.0mm P4.0mm</text:p>
          </table:table-cell>
          <table:table-cell office:value-type="string" calcext:value-type="string">
            <text:p>220u / 16V / 8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eramic P2.0mm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eramic P2.0mm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Electrolytic D6.0mm P3.0mm</text:p>
          </table:table-cell>
          <table:table-cell office:value-type="string" calcext:value-type="string">
            <text:p>100u / 16V / 8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Electrolytic D6.0mm P3.0mm</text:p>
          </table:table-cell>
          <table:table-cell office:value-type="string" calcext:value-type="string">
            <text:p>100u / 16V / 8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Electrolytic D6.0mm P3.0mm</text:p>
          </table:table-cell>
          <table:table-cell office:value-type="string" calcext:value-type="string">
            <text:p>100u / 16V / 8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682J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4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3K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6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3K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47</text:p>
          </table:table-cell>
          <table:table-cell office:value-type="string" calcext:value-type="string">
            <text:p>Ceramic P2.0mm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48</text:p>
          </table:table-cell>
          <table:table-cell office:value-type="string" calcext:value-type="string">
            <text:p>Ceramic P2.0mm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49</text:p>
          </table:table-cell>
          <table:table-cell office:value-type="string" calcext:value-type="string">
            <text:p>Ceramic P2.0mm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Ceramic P2.0mm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Ceramic P2.0mm</text:p>
          </table:table-cell>
          <table:table-cell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Ceramic P2.0mm</text:p>
          </table:table-cell>
          <table:table-cell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7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8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9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0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1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393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2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393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3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393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4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393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5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393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6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458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C4001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8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C4025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9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TC4049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0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TC4049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1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TC4049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2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TC4050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2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TC4050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C4043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6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C4043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7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TC4093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TC4093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9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TC4093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1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4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0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3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4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4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6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8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1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3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32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4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5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5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74HC10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52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74HC193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74HC193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74HC193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5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74HC193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74HC193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7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74HC193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AM26LS32AC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59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AM26LS32AC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0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AM26LS32AC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1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AM26LS32AC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2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OKI M5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OKI M5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4</text:p>
          </table:table-cell>
          <table:table-cell office:value-type="string" calcext:value-type="string">
            <text:p>28P CERDIP</text:p>
          </table:table-cell>
          <table:table-cell office:value-type="string" calcext:value-type="string">
            <text:p>TC57256AD-20 / KG3 / IMAC / F.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5</text:p>
          </table:table-cell>
          <table:table-cell office:value-type="string" calcext:value-type="string">
            <text:p>28P CERDIP</text:p>
          </table:table-cell>
          <table:table-cell office:value-type="string" calcext:value-type="string">
            <text:p>TC57256AD-20 / KG3 / IMAC / F.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6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PM7528H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7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PM7528H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8</text:p>
          </table:table-cell>
          <table:table-cell office:value-type="string" calcext:value-type="string">
            <text:p>SIP9-P2.54</text:p>
          </table:table-cell>
          <table:table-cell office:value-type="string" calcext:value-type="string">
            <text:p>TA75072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U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U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LU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BK-BN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BK-BN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LU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YEL-VLT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GRN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GRN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OR-OR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VLT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N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7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Y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Y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U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U-GRY-BK-BN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BK-BN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LU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Y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GRN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LK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OR-OR-YEL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OR-VLT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RD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OR-G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1</text:p>
          </table:table-cell>
          <table:table-cell office:value-type="string" calcext:value-type="string">
            <text:p>side mount variable resistor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2</text:p>
          </table:table-cell>
          <table:table-cell office:value-type="string" calcext:value-type="string">
            <text:p>top mount variable resistor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3</text:p>
          </table:table-cell>
          <table:table-cell office:value-type="string" calcext:value-type="string">
            <text:p>top mount variable resistor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4</text:p>
          </table:table-cell>
          <table:table-cell office:value-type="string" calcext:value-type="string">
            <text:p>side mount variable resistor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5</text:p>
          </table:table-cell>
          <table:table-cell office:value-type="string" calcext:value-type="string">
            <text:p>top mount variable resistor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6</text:p>
          </table:table-cell>
          <table:table-cell office:value-type="string" calcext:value-type="string">
            <text:p>top mount variable resistor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1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O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2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OL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3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WE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4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O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5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OL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6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WE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M1</text:p>
          </table:table-cell>
          <table:table-cell office:value-type="string" calcext:value-type="string">
            <text:p>SIP-9 resistor network common</text:p>
          </table:table-cell>
          <table:table-cell office:value-type="string" calcext:value-type="string">
            <text:p>RMLS8203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M2</text:p>
          </table:table-cell>
          <table:table-cell office:value-type="string" calcext:value-type="string">
            <text:p>SIP-9 resistor network common</text:p>
          </table:table-cell>
          <table:table-cell office:value-type="string" calcext:value-type="string">
            <text:p>RMLS8203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34pin similar to dsub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12 pin P2.54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5 pin P3.8mm l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DSUB 15 right angle</text:p>
          </table:table-cell>
          <table:table-cell office:value-type="string" calcext:value-type="string">
            <text:p>JST JAY-15S-1A2B 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3 pin P3.8mm l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18 pin P2.54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1</text:p>
          </table:table-cell>
          <table:table-cell office:value-type="string" calcext:value-type="string">
            <text:p>3 terminal center to gnd</text:p>
          </table:table-cell>
          <table:table-cell office:value-type="string" calcext:value-type="string">
            <text:p>B 222M 250V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2</text:p>
          </table:table-cell>
          <table:table-cell office:value-type="string" calcext:value-type="string">
            <text:p>3 terminal center to gnd</text:p>
          </table:table-cell>
          <table:table-cell office:value-type="string" calcext:value-type="string">
            <text:p>B 222M 250V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092</text:p>
          </table:table-cell>
          <table:table-cell office:value-type="string" calcext:value-type="string">
            <text:p>K30A GR3J</text:p>
          </table:table-cell>
          <table:table-cell office:value-type="string" calcext:value-type="string">
            <text:p>silk labelled GSD, mosfet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K30A GR3J</text:p>
          </table:table-cell>
          <table:table-cell office:value-type="string" calcext:value-type="string">
            <text:p>silk labelled GSD, mosfet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T092</text:p>
          </table:table-cell>
          <table:table-cell office:value-type="string" calcext:value-type="string">
            <text:p>K30A Y 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K30A Y 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T092</text:p>
          </table:table-cell>
          <table:table-cell office:value-type="string" calcext:value-type="string">
            <text:p>K30A Y 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K30A Y 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0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2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3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4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5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6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7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8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9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0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1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2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3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4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5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6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7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8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9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30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7:19:40.796269511</meta:creation-date>
    <dc:date>2020-11-22T20:23:35.900068125</dc:date>
    <meta:editing-duration>PT23M8S</meta:editing-duration>
    <meta:editing-cycles>4</meta:editing-cycles>
    <meta:generator>LibreOffice/6.4.6.2$Linux_X86_64 LibreOffice_project/40$Build-2</meta:generator>
    <meta:document-statistic meta:table-count="1" meta:cell-count="1402" meta:object-count="0"/>
  </office:meta>
</office:document-meta>
</file>